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43806" officeooo:paragraph-rsid="00043806"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2pt" style:text-underline-style="none" fo:font-weight="normal" officeooo:rsid="00043806" officeooo:paragraph-rsid="0004380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style:text-underline-style="none" fo:font-weight="normal" officeooo:rsid="00065b16" officeooo:paragraph-rsid="00065b1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07e68a" officeooo:paragraph-rsid="0007e68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0a0eb7" officeooo:paragraph-rsid="000a0eb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260549" officeooo:paragraph-rsid="0026054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357194" officeooo:paragraph-rsid="0035719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3f5e67" officeooo:paragraph-rsid="003f5e6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rsid="00419397" officeooo:paragraph-rsid="0041939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rsid="00419397" officeooo:paragraph-rsid="0045548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rsid="004eb792" officeooo:paragraph-rsid="004eb79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rsid="00527c10" officeooo:paragraph-rsid="00527c1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rsid="0052dd2b" officeooo:paragraph-rsid="0052dd2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rsid="0055c195" officeooo:paragraph-rsid="0055c19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rsid="005918fa" officeooo:paragraph-rsid="005918f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595932" officeooo:paragraph-rsid="0059593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5a1e3b" officeooo:paragraph-rsid="005a1e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5ce486" officeooo:paragraph-rsid="005ce48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6e6ddf" officeooo:paragraph-rsid="006e6d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704d5f" officeooo:paragraph-rsid="00704d5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7ae83a" officeooo:paragraph-rsid="007e366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85c9ec" officeooo:paragraph-rsid="00a5408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b3249a" officeooo:paragraph-rsid="00b3249a"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Arial" fo:font-size="12pt" style:text-underline-style="none" fo:font-weight="normal" officeooo:rsid="00043806" officeooo:paragraph-rsid="00043806"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Arial" fo:font-size="12pt" style:text-underline-style="none" fo:font-weight="normal" officeooo:rsid="00065b16" officeooo:paragraph-rsid="00065b16"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Arial" fo:font-size="12pt" style:text-underline-style="none" fo:font-weight="normal" officeooo:rsid="0007e68a" officeooo:paragraph-rsid="0007e68a"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Arial" fo:font-size="12pt" style:text-underline-style="none" fo:font-weight="normal" officeooo:rsid="00704d5f" officeooo:paragraph-rsid="00704d5f"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Arial" fo:font-size="12pt" style:text-underline-style="none" fo:font-weight="normal" officeooo:rsid="00722a89" officeooo:paragraph-rsid="00722a89"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Arial" fo:font-size="12pt" style:text-underline-style="none" fo:font-weight="normal" officeooo:rsid="000a0eb7" officeooo:paragraph-rsid="000a0eb7"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Arial" fo:font-size="12pt" style:text-underline-style="none" fo:font-weight="normal" officeooo:rsid="00260549" officeooo:paragraph-rsid="00260549"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Arial" fo:font-size="12pt" style:text-underline-style="none" fo:font-weight="normal" officeooo:rsid="00357194" officeooo:paragraph-rsid="00357194"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Arial" fo:font-size="12pt" style:text-underline-style="none" fo:font-weight="normal" officeooo:rsid="003f5e67" officeooo:paragraph-rsid="003f5e67"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Arial" fo:font-size="12pt" style:text-underline-style="none" fo:font-weight="normal" officeooo:rsid="00419397" officeooo:paragraph-rsid="00419397"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Arial" fo:font-size="12pt" style:text-underline-style="none" fo:font-weight="normal" officeooo:rsid="0041fd8b" officeooo:paragraph-rsid="00455486"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Arial" fo:font-size="12pt" style:text-underline-style="none" fo:font-weight="normal" officeooo:rsid="00466068" officeooo:paragraph-rsid="00455486"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Arial" fo:font-size="12pt" style:text-underline-style="none" fo:font-weight="normal" officeooo:rsid="004eb792" officeooo:paragraph-rsid="004eb792"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Arial" fo:font-size="12pt" style:text-underline-style="none" fo:font-weight="normal" officeooo:rsid="00527c10" officeooo:paragraph-rsid="00527c10"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Arial" fo:font-size="12pt" style:text-underline-style="none" fo:font-weight="normal" officeooo:rsid="0052dd2b" officeooo:paragraph-rsid="0052dd2b"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Arial" fo:font-size="12pt" style:text-underline-style="none" fo:font-weight="normal" officeooo:rsid="0055c195" officeooo:paragraph-rsid="0055c195"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Arial" fo:font-size="12pt" style:text-underline-style="none" fo:font-weight="normal" officeooo:rsid="005918fa" officeooo:paragraph-rsid="005918fa"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Arial" fo:font-size="12pt" style:text-underline-style="none" fo:font-weight="normal" officeooo:rsid="00595932" officeooo:paragraph-rsid="00595932"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Arial" fo:font-size="12pt" style:text-underline-style="none" fo:font-weight="normal" officeooo:rsid="005a1e3b" officeooo:paragraph-rsid="005a1e3b"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Arial" fo:font-size="12pt" style:text-underline-style="none" fo:font-weight="normal" officeooo:rsid="005ce486" officeooo:paragraph-rsid="005ce486"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Arial" fo:font-size="12pt" style:text-underline-style="none" fo:font-weight="normal" officeooo:rsid="006e6ddf" officeooo:paragraph-rsid="006e6ddf"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Arial" fo:font-size="12pt" style:text-underline-style="none" fo:font-weight="normal" officeooo:rsid="007ae83a" officeooo:paragraph-rsid="007e3662"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Arial" fo:font-size="12pt" style:text-underline-style="none" fo:font-weight="normal" officeooo:rsid="0085c9ec" officeooo:paragraph-rsid="00a5408f"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Arial" fo:font-size="12pt" style:text-underline-style="none" fo:font-weight="normal" officeooo:rsid="00b3249a" officeooo:paragraph-rsid="00b3249a"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Arial" fo:font-size="12pt" style:text-underline-style="none" fo:font-weight="normal" officeooo:rsid="00bcd78e" officeooo:paragraph-rsid="00bcd78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style:text-underline-style="none" fo:font-weight="normal" officeooo:rsid="00bcd78e" officeooo:paragraph-rsid="00bcd78e"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Arial" fo:font-size="12pt" style:text-underline-style="none" fo:font-weight="normal" officeooo:rsid="00c436bb" officeooo:paragraph-rsid="00c436b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style:text-underline-style="none" fo:font-weight="normal" officeooo:rsid="00c436bb" officeooo:paragraph-rsid="00c436b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style:text-underline-style="none" fo:font-weight="normal" officeooo:rsid="00c6a17a" officeooo:paragraph-rsid="00c6a17a"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Arial" fo:font-size="12pt" style:text-underline-style="none" fo:font-weight="normal" officeooo:rsid="00dbef41" officeooo:paragraph-rsid="00dbef4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Arial" fo:font-size="12pt" style:text-underline-style="none" fo:font-weight="normal" officeooo:rsid="00dbef41" officeooo:paragraph-rsid="00dbef41"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Arial" fo:font-size="12pt" style:text-underline-style="none" fo:font-weight="normal" officeooo:rsid="00ee55a3" officeooo:paragraph-rsid="00ee55a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Arial" fo:font-size="12pt" style:text-underline-style="none" fo:font-weight="normal" officeooo:rsid="00ee55a3" officeooo:paragraph-rsid="00ee55a3"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Arial" fo:font-size="12pt" style:text-underline-style="none" fo:font-weight="normal" officeooo:rsid="00f224aa" officeooo:paragraph-rsid="00f224a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style:text-underline-style="none" fo:font-weight="normal" officeooo:rsid="00f224aa" officeooo:paragraph-rsid="00f224aa"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Arial" fo:font-size="12pt" style:text-underline-style="none" fo:font-weight="normal" officeooo:rsid="00f61d94" officeooo:paragraph-rsid="00f61d9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9a6ec1" officeooo:paragraph-rsid="00a5408f" style:font-size-asian="10.5pt" style:font-weight-asian="bold" style:font-size-complex="12pt" style:font-weight-complex="bold"/>
    </style:style>
    <style:style style:name="P61" style:family="paragraph" style:parent-style-name="Standard" style:list-style-name="L1">
      <style:paragraph-properties fo:text-align="start" style:justify-single-word="false"/>
      <style:text-properties officeooo:paragraph-rsid="00d632ac"/>
    </style:style>
    <style:style style:name="P62" style:family="paragraph" style:parent-style-name="Standard" style:list-style-name="L1">
      <style:paragraph-properties fo:text-align="start" style:justify-single-word="false"/>
      <style:text-properties officeooo:paragraph-rsid="00d703fc"/>
    </style:style>
    <style:style style:name="P63" style:family="paragraph" style:parent-style-name="Standard">
      <style:paragraph-properties fo:text-align="start" style:justify-single-word="false"/>
      <style:text-properties officeooo:paragraph-rsid="00d632ac"/>
    </style:style>
    <style:style style:name="P64" style:family="paragraph" style:parent-style-name="Standard">
      <style:paragraph-properties fo:text-align="start" style:justify-single-word="false"/>
      <style:text-properties officeooo:paragraph-rsid="00d703fc"/>
    </style:style>
    <style:style style:name="T1" style:family="text">
      <style:text-properties officeooo:rsid="00084a16"/>
    </style:style>
    <style:style style:name="T2" style:family="text">
      <style:text-properties officeooo:rsid="0008f772"/>
    </style:style>
    <style:style style:name="T3" style:family="text">
      <style:text-properties officeooo:rsid="0012a0bf"/>
    </style:style>
    <style:style style:name="T4" style:family="text">
      <style:text-properties officeooo:rsid="0013e505"/>
    </style:style>
    <style:style style:name="T5" style:family="text">
      <style:text-properties officeooo:rsid="00190cad"/>
    </style:style>
    <style:style style:name="T6" style:family="text">
      <style:text-properties officeooo:rsid="00286d53"/>
    </style:style>
    <style:style style:name="T7" style:family="text">
      <style:text-properties officeooo:rsid="002a8c94"/>
    </style:style>
    <style:style style:name="T8" style:family="text">
      <style:text-properties officeooo:rsid="00375c1c"/>
    </style:style>
    <style:style style:name="T9" style:family="text">
      <style:text-properties officeooo:rsid="0041fd8b"/>
    </style:style>
    <style:style style:name="T10" style:family="text">
      <style:text-properties officeooo:rsid="0050975a"/>
    </style:style>
    <style:style style:name="T11" style:family="text">
      <style:text-properties officeooo:rsid="00536692"/>
    </style:style>
    <style:style style:name="T12" style:family="text">
      <style:text-properties officeooo:rsid="0056e748"/>
    </style:style>
    <style:style style:name="T13" style:family="text">
      <style:text-properties officeooo:rsid="00578a44"/>
    </style:style>
    <style:style style:name="T14" style:family="text">
      <style:text-properties officeooo:rsid="0067b2ee"/>
    </style:style>
    <style:style style:name="T15" style:family="text">
      <style:text-properties officeooo:rsid="0071697b"/>
    </style:style>
    <style:style style:name="T16" style:family="text">
      <style:text-properties officeooo:rsid="00753ea4"/>
    </style:style>
    <style:style style:name="T17" style:family="text">
      <style:text-properties officeooo:rsid="0076a23e"/>
    </style:style>
    <style:style style:name="T18" style:family="text">
      <style:text-properties officeooo:rsid="007beef1"/>
    </style:style>
    <style:style style:name="T19" style:family="text">
      <style:text-properties officeooo:rsid="0086f13f"/>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8bf211" style:font-weight-asian="bold" style:font-weight-complex="bold"/>
    </style:style>
    <style:style style:name="T23" style:family="text">
      <style:text-properties style:text-underline-style="solid" style:text-underline-width="auto" style:text-underline-color="font-color" fo:font-weight="bold" officeooo:rsid="0096b341" style:font-weight-asian="bold" style:font-weight-complex="bold"/>
    </style:style>
    <style:style style:name="T24" style:family="text">
      <style:text-properties style:text-underline-style="solid" style:text-underline-width="auto" style:text-underline-color="font-color" fo:font-weight="bold" officeooo:rsid="009a6ec1" style:font-weight-asian="bold" style:font-weight-complex="bold"/>
    </style:style>
    <style:style style:name="T25" style:family="text">
      <style:text-properties style:text-underline-style="solid" style:text-underline-width="auto" style:text-underline-color="font-color" fo:font-weight="bold" officeooo:rsid="00a2762a" style:font-weight-asian="bold" style:font-weight-complex="bold"/>
    </style:style>
    <style:style style:name="T26" style:family="text">
      <style:text-properties style:text-underline-style="solid" style:text-underline-width="auto" style:text-underline-color="font-color" fo:font-weight="bold" officeooo:rsid="00ae5e12" style:font-weight-asian="bold" style:font-weight-complex="bold"/>
    </style:style>
    <style:style style:name="T27" style:family="text">
      <style:text-properties style:text-underline-style="solid" style:text-underline-width="auto" style:text-underline-color="font-color" fo:font-weight="bold" officeooo:rsid="00c047bd" style:font-weight-asian="bold" style:font-weight-complex="bold"/>
    </style:style>
    <style:style style:name="T28" style:family="text">
      <style:text-properties style:text-underline-style="solid" style:text-underline-width="auto" style:text-underline-color="font-color" fo:font-weight="bold" officeooo:rsid="00e076f2" style:font-weight-asian="bold" style:font-weight-complex="bold"/>
    </style:style>
    <style:style style:name="T29" style:family="text">
      <style:text-properties style:text-underline-style="solid" style:text-underline-width="auto" style:text-underline-color="font-color" fo:font-weight="bold" officeooo:rsid="00f23461" style:font-weight-asian="bold" style:font-weight-complex="bold"/>
    </style:style>
    <style:style style:name="T30" style:family="text">
      <style:text-properties style:text-underline-style="solid" style:text-underline-width="auto" style:text-underline-color="font-color" officeooo:rsid="00f23461"/>
    </style:style>
    <style:style style:name="T31" style:family="text">
      <style:text-properties officeooo:rsid="00965c1e"/>
    </style:style>
    <style:style style:name="T32" style:family="text">
      <style:text-properties officeooo:rsid="009a6ec1"/>
    </style:style>
    <style:style style:name="T33" style:family="text">
      <style:text-properties officeooo:rsid="00a2762a"/>
    </style:style>
    <style:style style:name="T34" style:family="text">
      <style:text-properties officeooo:rsid="00ae5e12"/>
    </style:style>
    <style:style style:name="T35" style:family="text">
      <style:text-properties officeooo:rsid="00b46bd4"/>
    </style:style>
    <style:style style:name="T36" style:family="text">
      <style:text-properties officeooo:rsid="00c047bd"/>
    </style:style>
    <style:style style:name="T37" style:family="text">
      <style:text-properties style:font-name="Arial" fo:font-size="12pt" style:text-underline-style="solid" style:text-underline-width="auto" style:text-underline-color="font-color" fo:font-weight="bold" officeooo:rsid="00c6a17a" style:font-size-asian="10.5pt" style:font-weight-asian="bold" style:font-size-complex="12pt" style:font-weight-complex="bold"/>
    </style:style>
    <style:style style:name="T38" style:family="text">
      <style:text-properties style:font-name="Arial" fo:font-size="12pt" style:text-underline-style="solid" style:text-underline-width="auto" style:text-underline-color="font-color" fo:font-weight="bold" officeooo:rsid="00c74ce2" style:font-size-asian="10.5pt" style:font-weight-asian="bold" style:font-size-complex="12pt" style:font-weight-complex="bold"/>
    </style:style>
    <style:style style:name="T39" style:family="text">
      <style:text-properties style:font-name="Arial" fo:font-size="12pt" style:text-underline-style="none" fo:font-weight="normal" officeooo:rsid="00c6a17a" style:font-size-asian="10.5pt" style:font-weight-asian="normal" style:font-size-complex="12pt" style:font-weight-complex="normal"/>
    </style:style>
    <style:style style:name="T40" style:family="text">
      <style:text-properties style:font-name="Arial" fo:font-size="12pt" style:text-underline-style="none" fo:font-weight="normal" officeooo:rsid="00c74ce2" style:font-size-asian="10.5pt" style:font-weight-asian="normal" style:font-size-complex="12pt" style:font-weight-complex="normal"/>
    </style:style>
    <style:style style:name="T41" style:family="text">
      <style:text-properties style:font-name="Arial" fo:font-size="12pt" style:text-underline-style="none" fo:font-weight="normal" officeooo:rsid="00d632ac" style:font-size-asian="10.5pt" style:font-weight-asian="normal" style:font-size-complex="12pt" style:font-weight-complex="normal"/>
    </style:style>
    <style:style style:name="T42" style:family="text">
      <style:text-properties style:font-name="Arial" fo:font-size="12pt" style:text-underline-style="none" fo:font-weight="normal" officeooo:rsid="00d80ea8" style:font-size-asian="10.5pt" style:font-weight-asian="normal" style:font-size-complex="12pt" style:font-weight-complex="normal"/>
    </style:style>
    <style:style style:name="T43" style:family="text">
      <style:text-properties style:font-name="Arial" fo:font-size="12pt" style:text-underline-style="none" fo:font-weight="normal" officeooo:rsid="00dbb73d" style:font-size-asian="10.5pt" style:font-weight-asian="normal" style:font-size-complex="12pt" style:font-weight-complex="normal"/>
    </style:style>
    <style:style style:name="T44" style:family="text">
      <style:text-properties style:font-name="Arial" fo:font-size="12pt" style:text-underline-style="none" fo:font-weight="normal" officeooo:rsid="00dbe2a3" style:font-size-asian="10.5pt" style:font-weight-asian="normal" style:font-size-complex="12pt" style:font-weight-complex="normal"/>
    </style:style>
    <style:style style:name="T45" style:family="text">
      <style:text-properties officeooo:rsid="00e076f2"/>
    </style:style>
    <style:style style:name="T46" style:family="text">
      <style:text-properties officeooo:rsid="00f2346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 Notes</text:p>
      <text:p text:style-name="P2"/>
      <text:list xml:id="list2477554723" text:style-name="L1">
        <text:list-item>
          <text:p text:style-name="P24">The <text:span text:style-name="T21">essence of mathematics</text:span> is not to make simple things complicated, but to make complicated things simple.</text:p>
        </text:list-item>
      </text:list>
      <text:p text:style-name="P2"/>
      <text:list xml:id="list193712096121421" text:continue-numbering="true" text:style-name="L1">
        <text:list-item>
          <text:p text:style-name="P25">The <text:span text:style-name="T21">essence of algebra</text:span> is the finding of a solution set to a problem.</text:p>
        </text:list-item>
      </text:list>
      <text:p text:style-name="P3"/>
      <text:list xml:id="list193713503184935" text:continue-numbering="true" text:style-name="L1">
        <text:list-item>
          <text:p text:style-name="P26">The <text:span text:style-name="T21">essence of calculus</text:span> is dealing with rates of change, and the area under a <text:span text:style-name="T1">curve</text:span> as that pertains to <text:span text:style-name="T2">a</text:span> solution set.</text:p>
        </text:list-item>
      </text:list>
      <text:p text:style-name="P4"/>
      <text:list xml:id="list193713644999336" text:continue-numbering="true" text:style-name="L1">
        <text:list-item>
          <text:p text:style-name="P27">A <text:span text:style-name="T21">theorem,</text:span> in short, is a demonstrable explanation/proof. <text:span text:style-name="T15">In mathematics, axioms are used to derive (built up to) a theorem.</text:span></text:p>
        </text:list-item>
      </text:list>
      <text:p text:style-name="P20"/>
      <text:list xml:id="list193712066800777" text:continue-numbering="true" text:style-name="L1">
        <text:list-item>
          <text:p text:style-name="P28">A <text:span text:style-name="T21">theory,</text:span> in short, is a verifiable explanation.</text:p>
        </text:list-item>
      </text:list>
      <text:p text:style-name="P4"/>
      <text:list xml:id="list193712168660472" text:continue-numbering="true" text:style-name="L1">
        <text:list-item>
          <text:p text:style-name="P29">Intercept-slope form is: <text:s text:c="2"/>y = mx + c. -----------<text:span text:style-name="T3">&gt; <text:s/>Can see slope and y-intersection <text:tab/><text:tab/><text:tab/><text:tab/><text:tab/><text:tab/><text:tab/> quickly.</text:span><text:line-break/>Point-slop<text:span text:style-name="T6">e</text:span> form is: <text:s text:c="8"/>(y – b) = m(x – a). --<text:span text:style-name="T4">&gt; Can see slope and the 2 related <text:tab/><text:tab/><text:tab/><text:tab/><text:tab/><text:tab/><text:tab/><text:tab/> points quickly.</text:span><text:line-break/>Standard form is: <text:s text:c="11"/><text:span text:style-name="T5">dx + ey = c. -----------&gt; Can calculate intercepts quickly by <text:tab/><text:tab/><text:tab/><text:tab/><text:tab/><text:tab/><text:tab/> setting x to zero, and solving for y, <text:tab/><text:tab/><text:tab/><text:tab/><text:tab/><text:tab/><text:tab/> same with y = 0.</text:span></text:p>
        </text:list-item>
      </text:list>
      <text:p text:style-name="P5"/>
      <text:list xml:id="list193714024312964" text:continue-numbering="true" text:style-name="L1">
        <text:list-item>
          <text:p text:style-name="P30">Remember, when <text:span text:style-name="T21">de</text:span><text:span text:style-name="T22">fining</text:span><text:span text:style-name="T21"> a linear equation,</text:span> select points which are integers to work with, because e<text:span text:style-name="T7">y</text:span>eballing fractions are risky.</text:p>
        </text:list-item>
      </text:list>
      <text:p text:style-name="P6"/>
      <text:list xml:id="list193713385646736" text:continue-numbering="true" text:style-name="L1">
        <text:list-item>
          <text:p text:style-name="P31">Remember, in <text:span text:style-name="T21">linear equations,</text:span> “<text:span text:style-name="T20">c” shifts the chart up and down.</text:span> <text:span text:style-name="T8">If you only have “m” to work with, remember that to acquire a certain “y” from an “x” value, the “c” will need to be part of the equation, otherwise the chosen point will not be on the linear line, because “c” shifts the chart up and down. So you can choose an integer point that is on the line, and input your “m” and thereby calculate “c”.</text:span></text:p>
        </text:list-item>
      </text:list>
      <text:p text:style-name="P7"/>
      <text:list xml:id="list193714095755255" text:continue-numbering="true" text:style-name="L1">
        <text:list-item>
          <text:p text:style-name="P32">Remember that you can multiply a whole equation to <text:span text:style-name="T21">get rid of denominators</text:span> in fractions.</text:p>
        </text:list-item>
      </text:list>
      <text:p text:style-name="P8"/>
      <text:list xml:id="list193713537394853" text:continue-numbering="true" text:style-name="L1">
        <text:list-item>
          <text:p text:style-name="P33">f(x) = 6x + 100 --&gt; Remember that “f” is the function name, “x” is the current function input, and whatever follows the equal sign, that is how the function named “f” is defined. <text:span text:style-name="T9">So f(2) = 112.</text:span></text:p>
        </text:list-item>
      </text:list>
      <text:p text:style-name="P9"/>
      <text:list xml:id="list193713154787817" text:continue-numbering="true" text:style-name="L1">
        <text:list-item>
          <text:p text:style-name="P34">Also remember that f(x) represents the output when “x” is the input. 112 represents the output when 2 is the input. <text:span text:style-name="T21">“</text:span><text:span text:style-name="T23">x” being the input range (x-axis).</text:span></text:p>
        </text:list-item>
      </text:list>
      <text:p text:style-name="P10"/>
      <text:list xml:id="list193713499734223" text:continue-numbering="true" text:style-name="L1">
        <text:list-item>
          <text:p text:style-name="P35">You can even use the output of one function as the input of another function. So let’s say we have 2 functions, one named “f” and another named “g”, we can thus use f(x) as the input into function “g”, it’s written as “g(f(x))”.</text:p>
        </text:list-item>
      </text:list>
      <text:p text:style-name="P10"/>
      <text:list xml:id="list193712548647404" text:continue-numbering="true" text:style-name="L1">
        <text:list-item>
          <text:p text:style-name="P36">On the cartesian coordinate system, <text:span text:style-name="T10">the horizontal axis represents different “x’s”, i.e. the input range, the vertical axis represents different “y’s”, i.e. the output range.</text:span></text:p>
        </text:list-item>
      </text:list>
      <text:p text:style-name="P11"/>
      <text:list xml:id="list193712101070738" text:continue-numbering="true" text:style-name="L1">
        <text:list-item>
          <text:p text:style-name="P37">For one to fluently “read mathematics”, you need to be very familiar with the different notions used in mathematical expressions.</text:p>
        </text:list-item>
      </text:list>
      <text:p text:style-name="P12"/>
      <text:list xml:id="list193712551197766" text:continue-numbering="true" text:style-name="L1">
        <text:list-item>
          <text:p text:style-name="P38"><text:soft-page-break/>f(x) = 6x + 100, is a function defined/written in terms of x. When a function is written/defined in terms of x, one can <text:span text:style-name="T21">see the inner workings of the function.</text:span> <text:span text:style-name="T11">However, when a number is used as input, and only an output is received, one won’t know how that output was computed, this is assuming one doesn’t have prior knowledge about the inner workings of the function.</text:span></text:p>
        </text:list-item>
      </text:list>
      <text:p text:style-name="P13"/>
      <text:list xml:id="list193713150320280" text:continue-numbering="true" text:style-name="L1">
        <text:list-item>
          <text:p text:style-name="P39">Remember that if you have two or more functions, “x” will represent the same quantity <text:span text:style-name="T12">throughout</text:span>, even if “x” is used in the definition in all the <text:span text:style-name="T13">different</text:span> functions.</text:p>
        </text:list-item>
      </text:list>
      <text:p text:style-name="P14"/>
      <text:list xml:id="list193712133697921" text:continue-numbering="true" text:style-name="L1">
        <text:list-item>
          <text:p text:style-name="P40">When an <text:span text:style-name="T21">equation is satisfied,</text:span> the LHS = RHS.</text:p>
        </text:list-item>
      </text:list>
      <text:p text:style-name="P15"/>
      <text:list xml:id="list193713344020465" text:continue-numbering="true" text:style-name="L1">
        <text:list-item>
          <text:p text:style-name="P41">On the cartesian coordinate system, <text:span text:style-name="T21">f(x) = y will represent a line/curve</text:span> generated by the definition of “f” for all inputs of the x-axis, that output all outputs on the y-axis. <text:span text:style-name="T31">I.e. f(3) will only represent a dot.</text:span></text:p>
        </text:list-item>
      </text:list>
      <text:p text:style-name="P16"/>
      <text:list xml:id="list193713846903700" text:continue-numbering="true" text:style-name="L1">
        <text:list-item>
          <text:p text:style-name="P42">The expression “f(x)” can be read as “f of x”, “f of x” simply means the output with input “x”, though it’s cleaner to remember that “f” is the function name, “x” the input, and “f(x)” being function “f” with input “x”, which results in output “f(x)”.</text:p>
        </text:list-item>
      </text:list>
      <text:p text:style-name="P17"/>
      <text:list xml:id="list193714049438541" text:continue-numbering="true" text:style-name="L1">
        <text:list-item>
          <text:p text:style-name="P43"><text:span text:style-name="T14">Set Notation</text:span> - <text:span text:style-name="T17">{x e R | -3 &lt;= x &lt;= 3} means that “x” is an element (“e”) of the Real number (“R”) set, such that (“|”) “x” is bigger or equal to -3 AND (because “x” can’t be/represent two different values) “x” is less than or equal to 3. Set notation does what it’s name suggests, describe the value or range of x in a number set.</text:span></text:p>
        </text:list-item>
      </text:list>
      <text:p text:style-name="P18"/>
      <text:list xml:id="list193713123364070" text:continue-numbering="true" text:style-name="L1">
        <text:list-item>
          <text:p text:style-name="P44">Interval Notation - <text:span text:style-name="T16">{x e R | x e [-3, 3]} means that x is an element of the real set such that x is an element in this interval set, denoted by the two square brackets, square brackets also mean that x ins’t only between those two values, but that x can be either of those two values, i.e. x can be -3 or 3. Square brackets include the end points. “[ )” would include the left end point but exclude the right end point. “( ]” being the reverse. So in {x e R | x e [-3, 3)} x can be -3 up to 3, but x can’t be 3 itself.</text:span></text:p>
        </text:list-item>
      </text:list>
      <text:p text:style-name="P19"/>
      <text:list xml:id="list193713328550282" text:continue-numbering="true" text:style-name="L1">
        <text:list-item>
          <text:p text:style-name="P45">{x e R | x e (-inf, 1) or x e (1, inf)} <text:span text:style-name="T18">means that x is a member of the real set such that x is from somewhere in negative infinity (but not including, cause you can’t include infinity) to 1 or x is somewhere from 1 to positive infinity.</text:span></text:p>
        </text:list-item>
      </text:list>
      <text:p text:style-name="P21"/>
      <text:list xml:id="list193713041498539" text:continue-numbering="true" text:style-name="L1">
        <text:list-item>
          <text:p text:style-name="P46"><text:span text:style-name="T21">The domain of a function is the set of all inputs to a function, that result in defined outputs.</text:span> <text:span text:style-name="T19">So the domain for f(x) = 2/x is {x e R | x != (does not equal) 0}, because x can’t be 0, the output will be undefined because you’re dividing by 0.<text:line-break/><text:line-break/>Remember that the domain is always the set of inputs that result in </text:span><text:span text:style-name="T24">defined</text:span><text:span text:style-name="T32"> output. So when a function has only defined outputs for say x = 3 and x = pi, x and pi will form the domain of the function. </text:span><text:span text:style-name="T24">So in short, the domain is the set of all “valid” inputs.</text:span></text:p>
        </text:list-item>
      </text:list>
      <text:p text:style-name="P60"/>
      <text:list xml:id="list193712624795574" text:continue-numbering="true" text:style-name="L1">
        <text:list-item>
          <text:p text:style-name="P46"><text:span text:style-name="T25">The range of a function is the set of all possible outputs.</text:span><text:span text:style-name="T33"> So for a function, f(x) = x^2, the set of all possible outputs is {y e R | y &gt;= 0}. Because when you square negative numbers, it results in positive numbers, because - * - = +.<text:line-break/><text:line-break/>Remember that when one simplifies a function definition, </text:span><text:span text:style-name="T25">information regarding the domain and range can be lost.</text:span><text:span text:style-name="T33"> So to keep the domain and range the exact same, simplify, but remember to state that x != 0 for example. An example of this is </text:span><text:soft-page-break/><text:span text:style-name="T33">f(x) = x^2 / x. “x” can’t be in the domain, because it results in invalid output, which in turn removes 0 from the range.</text:span></text:p>
        </text:list-item>
      </text:list>
      <text:p text:style-name="P22"/>
      <text:list xml:id="list193713102311213" text:continue-numbering="true" text:style-name="L1">
        <text:list-item>
          <text:p text:style-name="P46"><text:s/><text:span text:style-name="T34">Remember that </text:span><text:span text:style-name="T26">algorithms are completely legal in mathematics,</text:span><text:span text:style-name="T34"> however, they need to be proven valid.</text:span></text:p>
        </text:list-item>
      </text:list>
      <text:p text:style-name="P22"/>
      <text:list xml:id="list193712871811064" text:continue-numbering="true" text:style-name="L1">
        <text:list-item>
          <text:p text:style-name="P47">When describing the domain or the range, you can <text:span text:style-name="T21">use the “&lt;=” symbol in set notation,</text:span> this will result in the negative values of the cartesian plane to be on the left hand side of the “axis symbol” in the middle, and the positive cartesian values to be on the right hand side of the “axis symbol”. <text:span text:style-name="T35">For example, domain = {x e R | -8 &lt;= x &lt;= 5}. For range, a similar deduction can be made.</text:span></text:p>
        </text:list-item>
      </text:list>
      <text:p text:style-name="P23"/>
      <text:list xml:id="list193713940774050" text:continue-numbering="true" text:style-name="L1">
        <text:list-item>
          <text:p text:style-name="P48">Remember that <text:span text:style-name="T21">radical functions</text:span> (f(x) = sqrt(x)) will have a domain such that “<text:span text:style-name="T36">x” can’t be negative, otherwise you’d end up with an imaginary number. The range will be undefined for values where x is negative. The </text:span><text:span text:style-name="T27">principal square root</text:span><text:span text:style-name="T36"> means the positive root, excluding the negative.</text:span></text:p>
        </text:list-item>
      </text:list>
      <text:p text:style-name="P49"/>
      <text:list xml:id="list193713004758050" text:continue-numbering="true" text:style-name="L1">
        <text:list-item>
          <text:p text:style-name="P50">Remember, the <text:span text:style-name="T21">determinant</text:span> is the expression under the “root” operator.</text:p>
        </text:list-item>
      </text:list>
      <text:p text:style-name="P51"/>
      <text:list xml:id="list193712596470044" text:continue-numbering="true" text:style-name="L1">
        <text:list-item>
          <text:p text:style-name="P61"><text:span text:style-name="T37">Mathematical modeling,</text:span><text:span text:style-name="T39"> put simply, is when one attempts to “pin” down, or define, an equation to describe </text:span><text:span text:style-name="T40">a system, where a system can be viewed as a collection of data sources, e.g. speed over time for a given object. f(x) can be viewed as modelling a system in terms of x, the function name being “f”. There are various methods and approaches to apply in an attempt to model a particular system. Always remember that f(x) represents the output when “x” is the input. The y-axis “models” (forms) a system on the graph, since the y-axis represents the outputs. When “x” is the input, x can take on multiple values, thus letting a “curve” be formed on the cartesian plane.<text:line-break/><text:line-break/></text:span><text:span text:style-name="T38">When modelling:</text:span></text:p>
        </text:list-item>
      </text:list>
      <text:p text:style-name="P63"><text:span text:style-name="T40"/></text:p>
      <text:list xml:id="list193714040048877" text:continue-numbering="true" text:style-name="L1">
        <text:list-item>
          <text:list>
            <text:list-item>
              <text:p text:style-name="P61"><text:span text:style-name="T40">Define the problem.</text:span></text:p>
            </text:list-item>
          </text:list>
        </text:list-item>
      </text:list>
      <text:p text:style-name="P63"><text:span text:style-name="T40"/></text:p>
      <text:list xml:id="list193713483454907" text:continue-numbering="true" text:style-name="L1">
        <text:list-item>
          <text:list>
            <text:list-item>
              <text:p text:style-name="P62"><text:span text:style-name="T40">To simplify the scope of the problem, make assumptions </text:span><text:span text:style-name="T41">to get rid of frivolous variables such that your model will only make use of the most weighty variables. </text:span><text:span text:style-name="T42">Then define these variables.</text:span></text:p>
            </text:list-item>
          </text:list>
        </text:list-item>
      </text:list>
      <text:p text:style-name="P64"><text:span text:style-name="T41"/></text:p>
      <text:list xml:id="list193712794168370" text:continue-numbering="true" text:style-name="L1">
        <text:list-item>
          <text:list>
            <text:list-item>
              <text:p text:style-name="P62"><text:span text:style-name="T41"><text:s/></text:span><text:span text:style-name="T43">Analyze and assess your equation/model to see if it answers the original question. </text:span><text:span text:style-name="T44">Does the answer make sense?</text:span></text:p>
            </text:list-item>
          </text:list>
        </text:list-item>
      </text:list>
      <text:p text:style-name="P52"/>
      <text:list xml:id="list193712994963408" text:continue-numbering="true" text:style-name="L1">
        <text:list-item>
          <text:p text:style-name="P53">The <text:span text:style-name="T21">strict definition of a function</text:span> is that for each input, you only get <text:span text:style-name="T21">one</text:span> output, <text:span text:style-name="T45">i.e. one value of “x” can not lead to multiple “y’s”. This is the strict definition. However, this is called a </text:span><text:span text:style-name="T28">relation,</text:span><text:span text:style-name="T45"> i.e. when one input leads to multiple outputs. The </text:span><text:span text:style-name="T28">vertical line test</text:span><text:span text:style-name="T45"> can be used to see if a given input results in multiple outputs. Functions are a subset of relations.<text:line-break/><text:line-break/>On the flip side, </text:span><text:span text:style-name="T28">multiple inputs</text:span><text:span text:style-name="T45"> can lead to the same output, which obeys the strict definition of a function, an example would be f(x) = x^2, which is a parabola, two different values of x can result in the same y output. This is still a function by that definition.</text:span></text:p>
        </text:list-item>
      </text:list>
      <text:p text:style-name="P54"/>
      <text:list xml:id="list193712399595666" text:continue-numbering="true" text:style-name="L1">
        <text:list-item>
          <text:p text:style-name="P55"><text:soft-page-break/>Generally, when something is a function of something else, the “something else” can be represented on the x-axis.</text:p>
        </text:list-item>
      </text:list>
      <text:p text:style-name="P56"/>
      <text:list xml:id="list193712311608622" text:continue-numbering="true" text:style-name="L1">
        <text:list-item>
          <text:p text:style-name="P59">An <text:span text:style-name="T21">open interval</text:span> is an interval that does not include the end points, so obviously, a <text:span text:style-name="T21">closed interval</text:span> would include the end points.</text:p>
        </text:list-item>
      </text:list>
      <text:p text:style-name="P56"/>
      <text:list xml:id="list193712746374457" text:continue-numbering="true" text:style-name="L1">
        <text:list-item>
          <text:p text:style-name="P57">Remember that you can get <text:span text:style-name="T21">local maximum and local minimum</text:span> points/values for intervals, <text:span text:style-name="T46">also you obviously get </text:span><text:span text:style-name="T29">absolute maximum and absolute minimum</text:span><text:span text:style-name="T46"> points/values.</text:span></text:p>
        </text:list-item>
      </text:list>
      <text:p text:style-name="P58"/>
      <text:list xml:id="list193712169438408" text:continue-numbering="true" text:style-name="L1">
        <text:list-item>
          <text:p text:style-name="P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8:54:11.863554389</meta:creation-date>
    <dc:date>2018-05-07T02:03:23.758965436</dc:date>
    <meta:editing-duration>PT12H45M40S</meta:editing-duration>
    <meta:editing-cycles>211</meta:editing-cycles>
    <meta:generator>LibreOffice/6.0.2.1$MacOSX_X86_64 LibreOffice_project/f7f06a8f319e4b62f9bc5095aa112a65d2f3ac89</meta:generator>
    <meta:document-statistic meta:table-count="0" meta:image-count="0" meta:object-count="0" meta:page-count="4" meta:paragraph-count="38" meta:word-count="1610" meta:character-count="8582" meta:non-whitespace-character-count="6987"/>
  </office:meta>
</office:document-meta>
</file>